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0000ff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color="#0000ff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ais :</text:p>
      <text:p text:style-name="P1"/>
      <text:p text:style-name="P3">PAST SIMPLE</text:p>
      <text:p text:style-name="P3"/>
      <text:p text:style-name="P2">Phrase positive → sujet + verbe → regular (-ed)</text:p>
      <text:p text:style-name="P2"><text:tab/><text:tab/><text:tab/><text:tab/><text:tab/> <text:s/>→ irregular</text:p>
      <text:p text:style-name="P9"><text:s/>She went to the cinema last week.</text:p>
      <text:p text:style-name="P9"><text:s/>We arrived at 8p.m.</text:p>
      <text:p text:style-name="P4"/>
      <text:p text:style-name="P4"/>
      <text:p text:style-name="P5">Phrase négative → Sujet → didn't → infinitif</text:p>
      <text:p text:style-name="P10"><text:s/><text:span text:style-name="T1">She didn't go...</text:span></text:p>
      <text:p text:style-name="P9"><text:s/>We didn't arrive...</text:p>
      <text:p text:style-name="P9"><text:s/>They weren't happy</text:p>
      <text:p text:style-name="P4"/>
      <text:p text:style-name="P4"/>
      <text:p text:style-name="P5">Phrase interrogative → Auxiliaire → Sujet → infinitf</text:p>
      <text:p text:style-name="P9"><text:s/>Did she go... ?</text:p>
      <text:p text:style-name="P9"><text:s/>Did we arrive... ?</text:p>
      <text:p text:style-name="P9"><text:s/>Were they happy ?</text:p>
      <text:p text:style-name="P4"/>
      <text:p text:style-name="P4"/>
      <text:p text:style-name="P5">PAST SIMPLE (Active) → Sujet + verb</text:p>
      <text:p text:style-name="P9">Bill Gates and Paul Allan set up Microsoft</text:p>
      <text:p text:style-name="P5"/>
      <text:p text:style-name="P5">PAST SIMPLE (Passive) → To be (was/were) + participe passé</text:p>
      <text:p text:style-name="P9">Microsoft was set up by Bill Gates and Paul Allan</text:p>
      <text:p text:style-name="P4"/>
      <text:p text:style-name="P5"/>
      <text:p text:style-name="P6">Voc</text:p>
      <text:p text:style-name="P6"/>
      <text:p text:style-name="P5">Tires(us) ou tyres(uk) = pneus</text:p>
      <text:p text:style-name="P5">a belief = croyance</text:p>
      <text:p text:style-name="P5">relief = aide (financière 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18T10:16:34</meta:creation-date>
    <dc:date>2022-01-18T14:02:53</dc:date>
    <dc:creator>Jordan </dc:creator>
    <meta:editing-duration>PT1H26M44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22" meta:word-count="113" meta:character-count="608"/>
  </office:meta>
</office:document-meta>
</file>